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ILLA NAVAL, RUBEN ALEJAND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SANCHEZ RAFAEL, DANI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MILLA CANO, FELICISIMO RUBE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2524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1:59:2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